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F8000058EF00004952CFE6CD96.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paragraph-properties fo:margin-left="0cm" fo:margin-right="0cm" fo:text-indent="0cm" style:auto-text-indent="false" style:snap-to-layout-grid="false"/>
      <style:text-properties fo:language="fi" fo:country="FI"/>
    </style:style>
    <style:style style:name="P16"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7"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8"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9" style:family="paragraph" style:parent-style-name="Otsikko_20__28_numeroimaton_29_" style:master-page-name="First_20_Page">
      <style:paragraph-properties style:page-number="auto"/>
      <style:text-properties fo:language="fi" fo:country="FI"/>
    </style:style>
    <style:style style:name="P20" style:family="paragraph" style:parent-style-name="Sisennetty_20_teksti" style:list-style-name="L2"/>
    <style:style style:name="T1" style:family="text">
      <style:text-properties fo:language="fi" fo:country="FI"/>
    </style:style>
    <style:style style:name="T2" style:family="text">
      <style:text-properties fo:font-weight="normal" style:font-weight-asian="normal" style:font-weight-complex="normal"/>
    </style:style>
    <style:style style:name="T3" style:family="text">
      <style:text-properties style:font-name="Times New Roman1" fo:font-size="11.5pt" style:font-name-asian="Times New Roman1" style:font-size-asian="11.5pt" style:font-name-complex="Times New Roman1" style:font-size-complex="11.5pt"/>
    </style:style>
    <style:style style:name="T4" style:family="text">
      <style:text-properties fo:font-weight="bold" style:font-weight-asian="bold" style:font-weight-complex="bold"/>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34393150" text:style-name="WW8StyleNum">
        <text:list-header>
          <text:p text:style-name="P19"/>
        </text:list-header>
      </text:list>
      <text:p text:style-name="P2"/>
      <text:p text:style-name="P2"/>
      <text:p text:style-name="P2"/>
      <text:p text:style-name="P2"/>
      <text:p text:style-name="P2"/>
      <text:p text:style-name="P2"/>
      <text:list xml:id="list35414110"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45</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2-10</text:modification-date></text:span></text:p>
          </table:table-cell>
        </table:table-row>
      </table:table>
      <text:list xml:id="list35409463"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0.15</text:p>
          </table:table-cell>
          <table:table-cell table:style-name="Table5.B2" office:value-type="date" office:date-value="2012-11-21">
            <text:p text:style-name="P6">2012-11-21</text:p>
          </table:table-cell>
          <table:table-cell table:style-name="Table5.A2" office:value-type="string">
            <text:p text:style-name="P7">T. Korhonen</text:p>
          </table:table-cell>
          <table:table-cell table:style-name="Table5.A2" office:value-type="string">
            <text:p text:style-name="P6">Added content to introduction.</text:p>
          </table:table-cell>
        </table:table-row>
        <table:table-row table:style-name="Table5.1">
          <table:table-cell table:style-name="Table5.A2" office:value-type="string">
            <text:p text:style-name="P8">0.20</text:p>
          </table:table-cell>
          <table:table-cell table:style-name="Table5.A2" office:value-type="string">
            <text:p text:style-name="P6">2012-11-12</text:p>
          </table:table-cell>
          <table:table-cell table:style-name="Table5.A2" office:value-type="string">
            <text:p text:style-name="P6">M. Honk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8">0.25</text:p>
          </table:table-cell>
          <table:table-cell table:style-name="Table5.B2" office:value-type="date" office:date-value="2012-11-27">
            <text:p text:style-name="P6">2012-11-27</text:p>
          </table:table-cell>
          <table:table-cell table:style-name="Table5.A2" office:value-type="string">
            <text:p text:style-name="P6">J.-M. Määttä</text:p>
          </table:table-cell>
          <table:table-cell table:style-name="Table5.A2" office:value-type="string">
            <text:p text:style-name="P6">Added content to Chapter 7.</text:p>
          </table:table-cell>
        </table:table-row>
        <table:table-row table:style-name="Table5.1">
          <table:table-cell table:style-name="Table5.A2" office:value-type="string">
            <text:p text:style-name="P8">0.30</text:p>
          </table:table-cell>
          <table:table-cell table:style-name="Table5.A2" office:value-type="string">
            <text:p text:style-name="P6">2012-11-28</text:p>
          </table:table-cell>
          <table:table-cell table:style-name="Table5.A2" office:value-type="string">
            <text:p text:style-name="P6">M. Honkonen</text:p>
          </table:table-cell>
          <table:table-cell table:style-name="Table5.A2" office:value-type="string">
            <text:p text:style-name="P6">Added content to Chapter 6.</text:p>
          </table:table-cell>
        </table:table-row>
        <table:table-row table:style-name="Table5.1">
          <table:table-cell table:style-name="Table5.A2" office:value-type="string">
            <text:p text:style-name="P8">0.35</text:p>
          </table:table-cell>
          <table:table-cell table:style-name="Table5.A2" office:value-type="string">
            <text:p text:style-name="P6">2012-12-04</text:p>
          </table:table-cell>
          <table:table-cell table:style-name="Table5.A2" office:value-type="string">
            <text:p text:style-name="P7">M. Honkonen</text:p>
          </table:table-cell>
          <table:table-cell table:style-name="Table5.A2" office:value-type="string">
            <text:p text:style-name="P6">Features added.</text:p>
          </table:table-cell>
        </table:table-row>
        <table:table-row table:style-name="Table5.1">
          <table:table-cell table:style-name="Table5.A2" office:value-type="string">
            <text:p text:style-name="P8">0.40</text:p>
          </table:table-cell>
          <table:table-cell table:style-name="Table5.B2" office:value-type="date" office:date-value="2012-12-05">
            <text:p text:style-name="P6">2012-12-05</text:p>
          </table:table-cell>
          <table:table-cell table:style-name="Table5.A2" office:value-type="string">
            <text:p text:style-name="P6">T. Korhonen</text:p>
          </table:table-cell>
          <table:table-cell table:style-name="Table5.A2" office:value-type="string">
            <text:p text:style-name="P6">Added content to Chapter 5 and 4.</text:p>
          </table:table-cell>
        </table:table-row>
        <table:table-row table:style-name="Table5.1">
          <table:table-cell table:style-name="Table5.A2" office:value-type="string">
            <text:p text:style-name="P8">0.45</text:p>
          </table:table-cell>
          <table:table-cell table:style-name="Table5.B2" office:value-type="date" office:date-value="2012-12-10">
            <text:p text:style-name="P6">2012-12-10</text:p>
          </table:table-cell>
          <table:table-cell table:style-name="Table5.A2" office:value-type="string">
            <text:p text:style-name="P7">J.-M. Määttä</text:p>
          </table:table-cell>
          <table:table-cell table:style-name="Table5.A2" office:value-type="string">
            <text:p text:style-name="P6">Described features to Chapter 4 and added content to Chapter 3.</text:p>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
      <text:list xml:id="list35403837"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6">1. <text:s text:c="2"/>Introduction<text:tab/>5</text:p>
          <text:p text:style-name="P17">1.1 <text:s text:c="2"/>Overview<text:tab/>5</text:p>
          <text:p text:style-name="P17">1.2 <text:s text:c="2"/>Purpose and Scope<text:tab/>5</text:p>
          <text:p text:style-name="P17">1.3 <text:s text:c="2"/>Product and Environment<text:tab/>5</text:p>
          <text:p text:style-name="P17">1.4 <text:s text:c="2"/>Definitions, Acronyms and Abbreviations<text:tab/>5</text:p>
          <text:p text:style-name="P17">1.5 <text:s text:c="2"/>References<text:tab/>6</text:p>
          <text:p text:style-name="P17">1.6 <text:s text:c="2"/>Structure of the Document<text:tab/>6</text:p>
          <text:p text:style-name="P16">2. <text:s text:c="2"/>General Description<text:tab/>7</text:p>
          <text:p text:style-name="P17">2.1 <text:s text:c="2"/>Product Perspective<text:tab/>7</text:p>
          <text:p text:style-name="P18">2.1.1 <text:s text:c="2"/>Existing System<text:tab/>7</text:p>
          <text:p text:style-name="P18">2.1.2 <text:s text:c="2"/>Proposed System<text:tab/>7</text:p>
          <text:p text:style-name="P17">2.2 <text:s text:c="2"/>Product Functions<text:tab/>7</text:p>
          <text:p text:style-name="P17">2.3 <text:s text:c="2"/>User Characteristics<text:tab/>7</text:p>
          <text:p text:style-name="P17">2.4 <text:s text:c="2"/>General Constraints<text:tab/>8</text:p>
          <text:p text:style-name="P17">2.5 <text:s text:c="2"/>Assumptions and Dependencies<text:tab/>8</text:p>
          <text:p text:style-name="P16">3. <text:s text:c="2"/>Data and Databases<text:tab/>9</text:p>
          <text:p text:style-name="P17">3.1 <text:s text:c="2"/>Contents of Information<text:tab/>9</text:p>
          <text:p text:style-name="P17">3.2 <text:s text:c="2"/>Intensity of Use<text:tab/>9</text:p>
          <text:p text:style-name="P17">3.3 <text:s text:c="2"/>Capacity<text:tab/>9</text:p>
          <text:p text:style-name="P17">3.4 <text:s text:c="2"/>Files and Configuration Files<text:tab/>9</text:p>
          <text:p text:style-name="P16">4. <text:s text:c="2"/>User Interface and Features<text:tab/>10</text:p>
          <text:p text:style-name="P17">4.1 <text:s text:c="2"/>User Interface<text:tab/>10</text:p>
          <text:p text:style-name="P18">4.1.1 <text:s text:c="2"/>Scenarios, Exceptions and Other Information<text:tab/>10</text:p>
          <text:p text:style-name="P18">4.1.2 <text:s text:c="2"/>Structural Design of Displays, Views and Dialogs<text:tab/>10</text:p>
          <text:p text:style-name="P17">4.2 <text:s text:c="2"/>Features<text:tab/>11</text:p>
          <text:p text:style-name="P18">4.2.1 <text:s text:c="2"/>Choosing Source Directories<text:tab/>11</text:p>
          <text:p text:style-name="P18">4.2.2 <text:s text:c="2"/>Running Dependency Analysis<text:tab/>11</text:p>
          <text:p text:style-name="P18">4.2.3 <text:s text:c="2"/>Manual Connections<text:tab/>12</text:p>
          <text:p text:style-name="P18">4.2.4 <text:s text:c="2"/>Editing Existing Connections<text:tab/>12</text:p>
          <text:p text:style-name="P18">4.2.5 <text:s text:c="2"/>Filtering Connections<text:tab/>12</text:p>
          <text:p text:style-name="P18">4.2.6 <text:s text:c="2"/>External Dependencies<text:tab/>13</text:p>
          <text:p text:style-name="P18">4.2.7 <text:s text:c="2"/>Settings<text:tab/>13</text:p>
          <text:p text:style-name="P16">5. <text:s text:c="2"/>Interfaces<text:tab/>14</text:p>
          <text:p text:style-name="P17"><text:soft-page-break/>5.1 <text:s text:c="2"/>Hardware Interfaces<text:tab/>14</text:p>
          <text:p text:style-name="P17">5.2 <text:s text:c="2"/>Software Interfaces<text:tab/>14</text:p>
          <text:p text:style-name="P17">5.3 <text:s text:c="2"/>Communications Interfaces<text:tab/>14</text:p>
          <text:p text:style-name="P16">6. <text:s text:c="2"/>Other Requirements<text:tab/>15</text:p>
          <text:p text:style-name="P17">6.1 <text:s text:c="2"/>Performance and Response Times<text:tab/>15</text:p>
          <text:p text:style-name="P17">6.2 <text:s text:c="2"/>Security, Recovery and Usability<text:tab/>15</text:p>
          <text:p text:style-name="P17">6.3 <text:s text:c="2"/>Maintainability<text:tab/>15</text:p>
          <text:p text:style-name="P17">6.4 <text:s text:c="2"/>Transferability and Portability<text:tab/>16</text:p>
          <text:p text:style-name="P17">6.5 <text:s text:c="2"/>Operator's Task Requirements<text:tab/>16</text:p>
          <text:p text:style-name="P16">7. <text:s text:c="2"/>Design Constraints<text:tab/>17</text:p>
          <text:p text:style-name="P17">7.1 <text:s text:c="2"/>Standards<text:tab/>17</text:p>
          <text:p text:style-name="P17">7.2 <text:s text:c="2"/>Hardware Constraints<text:tab/>17</text:p>
          <text:p text:style-name="P17">7.3 <text:s text:c="2"/>Software Constraints<text:tab/>17</text:p>
          <text:p text:style-name="P17">7.4 <text:s text:c="2"/>Other Constraints<text:tab/>17</text:p>
          <text:p text:style-name="P16">8. <text:s text:c="2"/>Rejected Ideas<text:tab/>18</text:p>
          <text:p text:style-name="P16">9. <text:s text:c="2"/>Ideas for Further Development<text:tab/>19</text:p>
          <text:p text:style-name="P16">10. <text:s text:c="2"/>Open Issues<text:tab/>20</text:p>
        </text:index-body>
      </text:table-of-content>
      <text:p text:style-name="P3"/>
      <text:p text:style-name="P2"/>
      <text:p text:style-name="Text_20_body"><text:tab/></text:p>
      <text:h text:style-name="P9" text:outline-level="1" text:restart-numbering="true" text:start-value="1"><text:bookmark text:name="__RefNumPara__2239_1237134914"/><text:s/><text:tab/>Introduction<text:bookmark-end text:name="__RefNumPara__2239_1237134914"/></text:h>
      <text:p text:style-name="Sisennetty_20_teksti">TODO Tommi</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34395398" text:style-name="L1">
        <text:list-item>
          <text:p text:style-name="P10">Database structure</text:p>
        </text:list-item>
        <text:list-item>
          <text:p text:style-name="P10">User interface</text:p>
        </text:list-item>
        <text:list-item>
          <text:p text:style-name="P10">Features</text:p>
        </text:list-item>
        <text:list-item>
          <text:p text:style-name="P10">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text:soft-page-break/>environment.</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34391118" text:style-name="L2">
        <text:list-item>
          <text:p text:style-name="P20"><text:bookmark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34385480" text:style-name="L3">
        <text:list-item>
          <text:p text:style-name="P11">Introduction. This chapter, acts as an introduction to the document.</text:p>
        </text:list-item>
        <text:list-item>
          <text:p text:style-name="P11">General description.</text:p>
        </text:list-item>
        <text:list-item>
          <text:p text:style-name="P11">Data and Databases. Describes the used data formats and databases.</text:p>
        </text:list-item>
        <text:list-item>
          <text:p text:style-name="P11">User interface and features. Describes the user interface and features.</text:p>
        </text:list-item>
        <text:list-item>
          <text:p text:style-name="P11">Interfaces.</text:p>
        </text:list-item>
        <text:list-item>
          <text:p text:style-name="P11">Other requirements.</text:p>
        </text:list-item>
        <text:list-item>
          <text:p text:style-name="P11">Design constraints.</text:p>
        </text:list-item>
        <text:list-item>
          <text:p text:style-name="P11">Rejected ideas.</text:p>
        </text:list-item>
        <text:list-item>
          <text:p text:style-name="P11">Ideas for further development.</text:p>
        </text:list-item>
        <text:list-item>
          <text:p text:style-name="P11">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TODO Mikko</text:p>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th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Luvun 4 perusteella)</text:p>
      <text:h text:style-name="Heading_20_2" text:outline-level="2"><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usually shared among multiple users.</text:p>
      <text:h text:style-name="Heading_20_2" text:outline-level="2"><text:soft-page-break/><text:s/><text:tab/>General Constraints</text:h>
      <text:p text:style-name="Text_20_body">(Kooste luvuista 6 ja 7)</text:p>
      <text:h text:style-name="Heading_20_2" text:outline-level="2"><text:s/><text:tab/>Assumptions and Dependencies</text:h>
      <text:p text:style-name="Text_20_body"/>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Text_20_body"/>
      <text:h text:style-name="Heading_20_2" text:outline-level="2"><text:s/><text:tab/>Intensity of Use</text:h>
      <text:p text:style-name="Text_20_body">Since Kactus2 is a single-user environment by not offering any built-in multi-user features, there may be only one user for a single instance of the program. Thus, the dependency analysis tool has only one user at a time. Since dependency and files management is a central part of the work flow when packetizing components, it can be estimated that the dependency analysis tool is used every 15 minutes on average.</text:p>
      <text:h text:style-name="Heading_20_2" text:outline-level="2"><text:s/><text:tab/>Capacity</text:h>
      <text:p text:style-name="Text_20_body">The tool must not restrict the number of files and dependencies between them. However, to be able to visualize the dependencies reasonably, the limit is 1000 files and 2000 dependencies.</text:p>
      <text:h text:style-name="Heading_20_2" text:outline-level="2"><text:s/><text:tab/>Files and Configuration Files</text:h>
      <text:p text:style-name="Text_20_body">All settings of the dependency analysis tool are stored to the Kactus2 settings file Kactus2.ini. The settings file uses Qt's custom ini file format which differs slightly from the original Windows INI file format. The settings of the tool are saved to a subsection [dependency].</text:p>
      <text:p text:style-name="Standard"/>
      <text:h text:style-name="Heading_20_1" text:outline-level="1"><text:s/><text:tab/>User Interface and Features</text:h>
      <text:p text:style-name="Sisennetty_20_teksti">TODO All</text:p>
      <text:h text:style-name="Heading_20_2" text:outline-level="2"><text:s/><text:tab/>User Interface</text:h>
      <text:p text:style-name="Text_20_body">A sketch of the user interface is illustrated in Figure <text:sequence-ref text:reference-format="value" text:ref-name="refFigure0">4.1</text:sequence-ref>. The user interface consists of two basically independent parts: the dependency graph table and a group box for dependency information. The dependency graph table contains the following columns:</text:p>
      <text:list xml:id="list35285003" text:style-name="L6">
        <text:list-item>
          <text:p text:style-name="P14"><text:span text:style-name="T4">Status</text:span> illustrates the confidence status of the file or folder</text:p>
        </text:list-item>
        <text:list-item>
          <text:p text:style-name="P14"><text:span text:style-name="T4">Path</text:span> describes the name of the file or folder</text:p>
        </text:list-item>
        <text:list-item>
          <text:p text:style-name="P14"><text:span text:style-name="T4">Filesets</text:span> list all fileset that contain the file or in case of a folder, whether all files in that folder are in the exactly same fileset</text:p>
        </text:list-item>
        <text:list-item>
          <text:p text:style-name="P14"><text:span text:style-name="T2">Arrow</text:span> illustrates the column for creating manual connections</text:p>
        </text:list-item>
        <text:list-item>
          <text:p text:style-name="P14"><text:span text:style-name="T4">Dependencies</text:span> visualizes all dependencies between the files</text:p>
        </text:list-item>
        <text:list-item>
          <text:p text:style-name="P14"><text:span text:style-name="T4">Referenced by</text:span> lists the VLNVs of all components that use the same file</text:p>
        </text:list-item>
      </text:list>
      <text:p text:style-name="Text_20_body"><draw:frame draw:style-name="fr1" draw:name="Frame1" text:anchor-type="paragraph" svg:x="2.547cm" svg:y="0cm" svg:width="11.996cm" draw:z-index="0"><draw:text-box fo:min-height="9.888cm"><text:p text:style-name="Figure"><draw:frame draw:style-name="fr2" draw:name="graphics1" text:anchor-type="paragraph" svg:width="11.996cm" svg:height="9.888cm" draw:z-index="1"><draw:image xlink:href="Pictures/200004F8000058EF00004952CFE6CD96.wmf" xlink:type="simple" xlink:show="embed" xlink:actuate="onLoad"/></draw:frame><text:span text:style-name="T4">Figure </text:span><text:span text:style-name="T4"><text:sequence text:ref-name="refFigure0" text:name="Figure" text:formula="ooow:Figure+1" style:num-format="1">4.1</text:sequence></text:span><text:span text:style-name="T4">:</text:span> User interface for the dependency analysis tool.</text:p></draw:text-box></draw:frame></text:p>
      <text:h text:style-name="Heading_20_3" text:outline-level="3"><text:soft-page-break/><text:s/><text:tab/>Scenarios, Exceptions and Other Information</text:h>
      <text:p text:style-name="Text_20_body"/>
      <text:h text:style-name="Heading_20_3" text:outline-level="3"><text:s/><text:tab/>Structural Design of Displays, Views and Dialogs</text:h>
      <text:p text:style-name="Text_20_body"/>
      <text:h text:style-name="Heading_20_2" text:outline-level="2"><text:s/><text:tab/>Features</text:h>
      <text:h text:style-name="Heading_20_3" text:outline-level="3"><text:s/><text:tab/>Choosing Source Directories</text:h>
      <text:p text:style-name="Text_20_body">When the user clicks the <text:span text:style-name="T4">Add/Remove</text:span> button, a dialog as shown below opens.</text:p>
      <text:p text:style-name="Text_20_body">*kuva dialogista*</text:p>
      <text:p text:style-name="Text_20_body">In this view, the user is presented a list of the directories where the tool scans for files. A directory can then be selected by clicking on it, and after being selected it can be removed by clicking the "Remove" button.</text:p>
      <text:p text:style-name="Text_20_body">Clicking the <text:span text:style-name="T4">Add</text:span>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p>
      <text:p text:style-name="Text_20_body">The user may exit the view at any time using the <text:span text:style-name="T4">Ok</text:span> button. Any changes made are automatically applied. If the user presses <text:span text:style-name="T4">Cancel </text:span>button, the changes are reverted.</text:p>
      <text:h text:style-name="Heading_20_3" text:outline-level="3"><text:s/><text:tab/>Running Dependency Analysis</text:h>
      <text:p text:style-name="Text_20_body">The dependency analysis is run in following conditions:</text:p>
      <text:p text:style-name="Text_20_body">1. The dependency analysis view is opened for the first time after starting Kactus2.</text:p>
      <text:p text:style-name="Text_20_body">2. Source directory dialog is closed and directories have been added or removed.</text:p>
      <text:p text:style-name="Text_20_body">3. The user clicks the <text:span text:style-name="T4">Run</text:span> button in the dependency analysis view.</text:p>
      <text:p text:style-name="Text_20_body">When the dependency analysis is started, a progress bar indicating this will be shown to the user. Other parts of the Kactus2 software will work normally, but the dependency analysis UI will not respond to user input, except scrolling the dependency graph. If the user leaves <text:soft-page-break/>the dependency analysis view the scan will continue in the background.</text:p>
      <text:p text:style-name="Text_20_body">The dependency graph will fill gradually as dependencies are found during the scan. Any manual dependencies will be shown immediately.</text:p>
      <text:h text:style-name="Heading_20_3" text:outline-level="3"><text:s/><text:tab/>Manual Connections</text:h>
      <text:p text:style-name="Text_20_body">The user interface has a separate column for creating manual connections. Manual connections are created by first clicking the source file row in the creation column and then clicking the destination file row in the creation column. The manual connection is then automatically transferred to an empty place in the dependency graph, visualized in red color.</text:p>
      <text:p text:style-name="Text_20_body">The header of the creation column works as a direction mode button to specify the mode for creating connections. It has two modes: one-way connections and bidirectional connections. The mode is switched by clicking the <text:span text:style-name="T4">Direction Mode</text:span><text:span text:style-name="T2"> button with the left mouse button</text:span>.</text:p>
      <text:h text:style-name="Heading_20_3" text:outline-level="3"><text:s/><text:tab/>Editing Existing Connections</text:h>
      <text:p text:style-name="Text_20_body">Related information about the already created connections can be modified for both automatic and manual connections. A connection is selected by clicking it in the dependency graph with the left mouse button. The information group box is then updated by the information about the selected connection. For manual connections, the user can edit the connection description, its locked state and the dependency direction. For automatic connections, only the description field is editable.</text:p>
      <text:p text:style-name="Text_20_body">Connection description is shown as a text box to which the user can type any text. There is no restriction to the maximum length of the description. Locked state is shown as a check box which the user can click to change its state. Locked connections cannot be removed from the dependency graph. Dependency direction is shown as a image-based combo box. It has tree different options:</text:p>
      <text:list xml:id="list34409372" text:style-name="L4">
        <text:list-item>
          <text:p text:style-name="P12"><text:span text:style-name="T4">Arrow with two heads</text:span> represents a two-way connection</text:p>
        </text:list-item>
        <text:list-item>
          <text:p text:style-name="P12"><text:span text:style-name="T4">Arrow upwards</text:span> represents a one-way connection up</text:p>
        </text:list-item>
        <text:list-item>
          <text:p text:style-name="P12"><text:span text:style-name="T4">Arrow downwards</text:span> represents a one-way connection down.</text:p>
        </text:list-item>
      </text:list>
      <text:p text:style-name="Text_20_body">The user can change the dependency direction by choosing an appropriate option from the combo box.</text:p>
      <text:p text:style-name="Text_20_body"><text:soft-page-break/>Manual connections can be removed from the dependency graph by first selecting a manual connection and then pressing <text:span text:style-name="T4">Delete</text:span> key.</text:p>
      <text:h text:style-name="Heading_20_3" text:outline-level="3"><text:s/><text:tab/>Filtering Connections</text:h>
      <text:p text:style-name="Text_20_body">Shown dependency connections can be filtered by:</text:p>
      <text:list xml:id="list34413020" text:style-name="L5">
        <text:list-item>
          <text:p text:style-name="P13">Connection type (manual or automatically generated)</text:p>
        </text:list-item>
        <text:list-item>
          <text:p text:style-name="P13">Direction of the connection (one or two way connections)</text:p>
        </text:list-item>
        <text:list-item>
          <text:p text:style-name="P13">Status of the file (red, green or gray) ←??XXX?? filteröinti miten/onko tarpeen</text:p>
        </text:list-item>
      </text:list>
      <text:p text:style-name="Text_20_body">Listed filters can be selected from appropriate comboboxes. Comboboxes can be found from "Filter" groupbox shown below. </text:p>
      <text:p text:style-name="Text_20_body">*kuva filter groupboxista*</text:p>
      <text:p text:style-name="Text_20_body">Filters are applied to the dependency graph by clicking the "Filter" button. Filters can be undone by deselecting the filter comboboxes and applying the new filters <text:span text:style-name="T2">by clicking the "Filter" button.</text:span></text:p>
      <text:h text:style-name="Heading_20_3" text:outline-level="3"><text:s/><text:tab/>External Dependencies</text:h>
      <text:p text:style-name="Text_20_body">User can select which external dependencies are shown in <text:s/>dependency graph. XXvarmaankin??</text:p>
      <text:h text:style-name="Heading_20_3" text:outline-level="3"><text:s/><text:tab/>Settings</text:h>
      <text:p text:style-name="Text_20_body">The Kactus2 general settings dialog will be shown when the user clicks the "Settings" button of the main Kactus2 UI. The DAT settings can then be viewed by selecting "Dependency analysis" on the left side of the dialog.</text:p>
      <text:p text:style-name="Text_20_body">Mitä asetuksia?</text:p>
      <text:p text:style-name="Text_20_body"/>
      <text:p text:style-name="Sisennetty_20_teksti"/>
      <text:p text:style-name="Sisennetty_20_teksti"/>
      <text:p text:style-name="Text_20_body"/>
      <text:p text:style-name="Standard"/>
      <text:h text:style-name="Heading_20_1" text:outline-level="1"><text:s/><text:tab/>Interfaces</text:h>
      <text:p text:style-name="Sisennetty_20_teksti">TODO Tommi</text:p>
      <text:h text:style-name="Heading_20_2" text:outline-level="2"><text:s/><text:tab/>Hardware Interfaces</text:h>
      <text:p text:style-name="Text_20_body">Dependency analysis tool doesn't use printer or have any other hardware interfaces besides a mouse and a keyboard.</text:p>
      <text:h text:style-name="Heading_20_2" text:outline-level="2"><text:s/><text:tab/>Software Interfaces</text:h>
      <text:p text:style-name="Text_20_body">Dependency analysis tool is part of Kactus2.<text:span text:style-name="T3"> Missä rajapinta fyysisesti</text:span></text:p>
      <text:h text:style-name="Heading_20_2" text:outline-level="2"><text:s/><text:tab/>Communications Interfaces</text:h>
      <text:p text:style-name="Text_20_body">Tool doesn't have any communication interfaces with the modem or LAN.</text:p>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DAT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DAT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DAT is modularity: Each supported language is implemented as a separate module, and it is possible to create additional modules to further increase the amount of languages supported. The modules work on a plug-and-play principle. They require no modifications to the original software, the implementation only needs to be placed in the proper directory.</text:p>
      <text:p text:style-name="Text_20_body"><text:soft-page-break/>If the IP-XACT vendor extension specification is later modified, it will require changes in the DAT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DAT is part of the larger Kactus2 toolset, it shares the same portability characteristics as the main software. Kactus2 is available for Windows and Linux environments, and the DAT should work in any environment the main software works in. The DAT does not implement any additional restrictions to the environment.</text:p>
      <text:h text:style-name="Heading_20_2" text:outline-level="2"><text:s/><text:tab/>Operator's Task Requirements</text:h>
      <text:p text:style-name="Text_20_body">Day-to-day usage of the DAT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Text_20_body">TODO: Programming languages</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
      <text:h text:style-name="Heading_20_1" text:outline-level="1"><text:s/><text:tab/>Ideas for Further Development</text:h>
      <text:p text:style-name="Sisennetty_20_teksti"/>
      <text:p text:style-name="Standard"/>
      <text:h text:style-name="Heading_20_1" text:outline-level="1"><text:s/><text:tab/>Open Issues</text:h>
      <text:p text:style-name="Sisennetty_20_tekst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4</text:p>
      </style:header>
      <style:footer>
        <text:p text:style-name="Footer">Modified: <text:modification-date style:data-style-name="N84">2012-12-10</text:modification-date><text:tab/><text:tab/><text:page-number text:select-page="current">20</text:page-number>/<text:page-count style:num-format="1">20</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YTT dokumenttirunko</dc:title>
    <meta:initial-creator>Markus Makkonen</meta:initial-creator>
    <meta:creation-date>2007-06-27T15:15:40</meta:creation-date>
    <dc:date>2012-12-10T15:27:03.72</dc:date>
    <dc:language>fi-FI</dc:language>
    <meta:editing-cycles>406</meta:editing-cycles>
    <meta:editing-duration>PT19H08M15S</meta:editing-duration>
    <meta:document-statistic meta:table-count="3" meta:image-count="1" meta:object-count="0" meta:page-count="20" meta:paragraph-count="250" meta:word-count="2733" meta:character-count="17356"/>
    <meta:user-defined meta:name="Info 1"/>
    <meta:user-defined meta:name="Info 2"/>
    <meta:user-defined meta:name="Info 3"/>
    <meta:user-defined meta:name="Info 4"/>
  </office:meta>
</office:document-meta>
</file>